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53.2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4.82mm" fo:break-before="auto" style:use-optimal-row-height="true"/>
    </style:style>
    <style:style style:name="ro6" style:family="table-row">
      <style:table-row-properties style:row-height="19.58mm" fo:break-before="auto" style:use-optimal-row-height="true"/>
    </style:style>
    <style:style style:name="ro7" style:family="table-row">
      <style:table-row-properties style:row-height="14.55mm" fo:break-before="auto" style:use-optimal-row-height="true"/>
    </style:style>
    <style:style style:name="ro8" style:family="table-row">
      <style:table-row-properties style:row-height="33.87mm" fo:break-before="auto" style:use-optimal-row-height="true"/>
    </style:style>
    <style:style style:name="ro9" style:family="table-row">
      <style:table-row-properties style:row-height="24.34mm" fo:break-before="auto" style:use-optimal-row-height="true"/>
    </style:style>
    <style:style style:name="ro10" style:family="table-row">
      <style:table-row-properties style:row-height="14.7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ff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2e0a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2e0a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ce181e"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21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column table:style-name="co9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3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Contact/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6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5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5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4">
          <table:table-cell table:style-name="ce7" office:value-type="string" calcext:value-type="string">
            <text:p>02.99.59.98.57/04 78 63 79 40</text:p>
          </table:table-cell>
          <table:table-cell table:style-name="ce4" office:value-type="string" calcext:value-type="string">
            <text:p>Keavan RANTOANINA (consultant)</text:p>
          </table:table-cell>
          <table:table-cell table:style-name="ce4" office:value-type="string" calcext:value-type="string">
            <text:p>krantoanina@degetel.com</text:p>
          </table:table-cell>
          <table:table-cell table:style-name="ce4" office:value-type="string" calcext:value-type="string">
            <text:p>DEGETEL</text:p>
          </table:table-cell>
          <table:table-cell table:style-name="ce5" table:number-columns-repeated="2"/>
          <table:table-cell table:style-name="ce6" office:value-type="date" office:date-value="2018-09-03" calcext:value-type="date">
            <text:p>03/09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5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09.70.73.81.47</text:p>
          </table:table-cell>
          <table:table-cell table:style-name="ce4" office:value-type="string" calcext:value-type="string">
            <text:p><text:s/>Adrien Le Marhadour:Consultant</text:p>
          </table:table-cell>
          <table:table-cell table:style-name="ce4" office:value-type="string" calcext:value-type="string">
            <text:p>a.marhadou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Telephonique/ plusieurs propositions de placement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4 91 20 29 90</text:p>
          </table:table-cell>
          <table:table-cell table:style-name="ce4" office:value-type="string" calcext:value-type="string">
            <text:p>Jennifer YAMBOGAZA : Chargée d’affaire</text:p>
          </table:table-cell>
          <table:table-cell table:style-name="ce4" office:value-type="string" calcext:value-type="string">
            <text:p>j-yambogaza@e-kent.fr</text:p>
          </table:table-cell>
          <table:table-cell table:style-name="ce4" office:value-type="string" calcext:value-type="string">
            <text:p>Kent</text:p>
          </table:table-cell>
          <table:table-cell table:style-name="ce5" office:value-type="string" calcext:value-type="string">
            <text:p>Marseille</text:p>
          </table:table-cell>
          <table:table-cell table:style-name="ce5" office:value-type="string" calcext:value-type="string">
            <text:p>Entretien Telephonique</text:p>
          </table:table-cell>
          <table:table-cell table:style-name="ce6" office:value-type="date" office:date-value="2018-09-14" calcext:value-type="date">
            <text:p>14/09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6">
          <table:table-cell table:style-name="ce7" office:value-type="string" calcext:value-type="string">
            <text:p>+33 (0)4 57 13 90 41</text:p>
          </table:table-cell>
          <table:table-cell table:style-name="ce4" office:value-type="string" calcext:value-type="string">
            <text:p>Romain Villard : Consultant</text:p>
          </table:table-cell>
          <table:table-cell table:style-name="ce4" office:value-type="string" calcext:value-type="string">
            <text:p>r.villard@hays.fr</text:p>
          </table:table-cell>
          <table:table-cell table:style-name="ce4" office:value-type="string" calcext:value-type="string">
            <text:p>Hays</text:p>
          </table:table-cell>
          <table:table-cell table:style-name="ce5" office:value-type="string" calcext:value-type="string">
            <text:p>10 rue d’Arménie 38000 Grenoble</text:p>
          </table:table-cell>
          <table:table-cell table:style-name="ce5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6" office:value-type="date" office:date-value="2018-09-26" calcext:value-type="date">
            <text:p>26/09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7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5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5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6"/>
        </table:table-row>
        <table:table-row table:style-name="ro7">
          <table:table-cell table:style-name="ce7" office:value-type="string" calcext:value-type="string">
            <text:p>06 64 47 51 50</text:p>
          </table:table-cell>
          <table:table-cell table:style-name="ce4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5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4" office:value-type="string" calcext:value-type="string">
            <text:p>Barbara Denis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Capgemini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linkedin, je n’ai pas de num de tel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6">
          <table:table-cell table:style-name="ce7"/>
          <table:table-cell table:style-name="ce4" office:value-type="string" calcext:value-type="string">
            <text:p>Gaetan Philippe</text:p>
          </table:table-cell>
          <table:table-cell table:style-name="ce4" office:value-type="string" calcext:value-type="string">
            <text:p>gaetan.philippe@andrice.fr</text:p>
          </table:table-cell>
          <table:table-cell table:style-name="ce4" office:value-type="string" calcext:value-type="string">
            <text:p>Andric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skype : ESN classique avec déplacement fréquent à priori. Perte de salaire importante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45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38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style-name="ce4" office:value-type="string" calcext:value-type="string">
            <text:p>Colines WALLAY</text:p>
          </table:table-cell>
          <table:table-cell table:style-name="ce4" office:value-type="string" calcext:value-type="string">
            <text:p>coline.wallays@afiph.org</text:p>
          </table:table-cell>
          <table:table-cell table:style-name="ce4" office:value-type="string" calcext:value-type="string">
            <text:p>Afiph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téléphone : pas de proposition particulière</text:p>
          </table:table-cell>
          <table:table-cell table:style-name="ce6" office:value-type="date" office:date-value="2018-10-29" calcext:value-type="date">
            <text:p>29/10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(0)1 42 99 38 22</text:p>
          </table:table-cell>
          <table:table-cell table:style-name="ce4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float" office:value="1412227885" calcext:value-type="float">
            <text:p>1412227885</text:p>
          </table:table-cell>
          <table:table-cell table:style-name="ce4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5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8">
          <table:table-cell table:style-name="ce7" office:value-type="string" calcext:value-type="string">
            <text:p>06 01 05 68 52</text:p>
          </table:table-cell>
          <table:table-cell table:style-name="ce4" office:value-type="string" calcext:value-type="string">
            <text:p>Bertrand Delgado</text:p>
          </table:table-cell>
          <table:table-cell table:style-name="ce4" office:value-type="string" calcext:value-type="string">
            <text:p>informatique.lyon@liprh.fr</text:p>
          </table:table-cell>
          <table:table-cell table:style-name="ce4" office:value-type="string" calcext:value-type="string">
            <text:p>LIP Solution RH</text:p>
          </table:table-cell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6" office:value-type="date" office:date-value="2018-11-02" calcext:value-type="date">
            <text:p>02/11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01 70 61 24 11</text:p>
          </table:table-cell>
          <table:table-cell table:style-name="ce4" office:value-type="string" calcext:value-type="string">
            <text:p>Corola Setteneri</text:p>
          </table:table-cell>
          <table:table-cell table:style-name="ce4" office:value-type="string" calcext:value-type="string">
            <text:p><text:a xlink:href="mailto:csetteneri@amaris.com" xlink:type="simple">csetteneri@amaris.com</text:a></text:p>
          </table:table-cell>
          <table:table-cell table:style-name="ce4" office:value-type="string" calcext:value-type="string">
            <text:p>Amari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mail : proposition d'entretien telephonique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9">
          <table:table-cell table:style-name="ce7" office:value-type="string" calcext:value-type="string">
            <text:p>04 28 29 06 66</text:p>
          </table:table-cell>
          <table:table-cell table:style-name="ce4" office:value-type="string" calcext:value-type="string">
            <text:p>Camille Legrand</text:p>
          </table:table-cell>
          <table:table-cell table:style-name="ce4" office:value-type="string" calcext:value-type="string">
            <text:p><text:a xlink:href="mailto:clegrand@datacorp.fr" xlink:type="simple">clegrand@datacorp.fr</text:a></text:p>
          </table:table-cell>
          <table:table-cell table:style-name="ce4" office:value-type="string" calcext:value-type="string">
            <text:p>DataCorp</text:p>
          </table:table-cell>
          <table:table-cell table:style-name="ce5" office:value-type="string" calcext:value-type="string">
            <text:p>Grenoble/Lyon</text:p>
          </table:table-cell>
          <table:table-cell table:style-name="ce5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6" office:value-type="date" office:date-value="2018-11-07" calcext:value-type="date">
            <text:p>07/11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2" calcext:value-type="date">
            <text:p>12/11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USY</text:p>
          </table:table-cell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1" calcext:value-type="date">
            <text:p>11/11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4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4" office:value-type="string" calcext:value-type="string">
            <text:p>Samir ARIB</text:p>
          </table:table-cell>
          <table:table-cell table:style-name="ce4" office:value-type="string" calcext:value-type="string">
            <text:p>samir.arib@qiminfo.com</text:p>
          </table:table-cell>
          <table:table-cell table:style-name="ce4" office:value-type="string" calcext:value-type="string">
            <text:p>Qim Informatique</text:p>
          </table:table-cell>
          <table:table-cell table:style-name="ce5" office:value-type="string" calcext:value-type="string">
            <text:p>Meylan 47 avenue du vieux chêne <text:s text:c="10"/>Meylan</text:p>
          </table:table-cell>
          <table:table-cell table:style-name="ce5" office:value-type="string" calcext:value-type="string">
            <text:p>Contact puis entretien à l’agence</text:p>
          </table:table-cell>
          <table:table-cell table:style-name="ce6" office:value-type="date" office:date-value="2018-11-15" calcext:value-type="date">
            <text:p>1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20" calcext:value-type="date">
            <text:p>20/11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4" office:value-type="string" calcext:value-type="string">
            <text:p>Yannis Mazouz-Brunaux</text:p>
          </table:table-cell>
          <table:table-cell table:style-name="ce4" office:value-type="string" calcext:value-type="string">
            <text:p>y.mazouz@jeffersonfrank.com</text:p>
          </table:table-cell>
          <table:table-cell table:style-name="ce4" office:value-type="string" calcext:value-type="string">
            <text:p>Exaki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style-name="ce4" office:value-type="string" calcext:value-type="string">
            <text:p>Pauline Constant</text:p>
          </table:table-cell>
          <table:table-cell table:style-name="ce4" office:value-type="string" calcext:value-type="string">
            <text:p><text:a xlink:href="mailto:Pauline.CONSTANT@celad" xlink:type="simple">Pauline.CONSTANT@celad</text:a></text:p>
          </table:table-cell>
          <table:table-cell table:style-name="ce4" office:value-type="string" calcext:value-type="string">
            <text:p>CELAD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ise de contact par téléphone : me tient au courant la semaine prochain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style-name="ce4" office:value-type="string" calcext:value-type="string">
            <text:p>Anais Peigne</text:p>
          </table:table-cell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CELAD</text:p>
          </table:table-cell>
          <table:table-cell table:style-name="ce5" office:value-type="string" calcext:value-type="string">
            <text:p>Rennes</text:p>
          </table:table-cell>
          <table:table-cell table:style-name="ce5" office:value-type="string" calcext:value-type="string">
            <text:p>Refus en raison de la localisation. Emploi de DevOps <text:s/>dans la TV numérique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<text:a xlink:href="mailto:n.hua@huxley.fr" xlink:type="simple">n.hua@huxley.fr</text:a></text:p>
          </table:table-cell>
          <table:table-cell table:style-name="ce4" office:value-type="string" calcext:value-type="string">
            <text:p>Indeed/Mare Nostru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ponse annonce de Chef de Projet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10">
          <table:table-cell table:style-name="ce20"/>
          <table:table-cell table:number-columns-repeated="2" table:style-name="ce12" office:value-type="string" calcext:value-type="string">
            <text:p>Monster</text:p>
          </table:table-cell>
          <table:table-cell table:style-name="ce12" office:value-type="string" calcext:value-type="string">
            <text:p>PhotoWeb</text:p>
          </table:table-cell>
          <table:table-cell table:style-name="ce13" office:value-type="string" calcext:value-type="string">
            <text:p>Saint Egreve</text:p>
          </table:table-cell>
          <table:table-cell table:style-name="ce36" office:value-type="string" calcext:value-type="string">
            <text:p>Reponse annonce Product Owner Mobile remarque CDD négocier pour CDI</text:p>
          </table:table-cell>
          <table:table-cell table:style-name="ce14" office:value-type="date" office:date-value="2018-12-05" calcext:value-type="date">
            <text:p>05/12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4:55:42.187640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09-19T09:07:21Z</meta:creation-date>
    <dc:date>2018-12-05T15:00:03.444730325</dc:date>
    <meta:editing-cycles>53</meta:editing-cycles>
    <meta:editing-duration>PT13H20M7S</meta:editing-duration>
    <meta:document-statistic meta:table-count="1" meta:cell-count="269" meta:object-count="0"/>
  </office:meta>
</office:document-meta>
</file>